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14pt" style:font-size-asian="14pt" style:font-size-complex="14pt" fo:language="pl" fo:country="PL"/>
    </style:style>
    <style:style style:name="P2" style:parent-style-name="Normal" style:family="paragraph">
      <style:text-properties fo:font-size="14pt" style:font-size-asian="14pt" style:font-size-complex="14pt" fo:language="pl" fo:country="PL"/>
    </style:style>
    <style:style style:name="P3" style:parent-style-name="Normal" style:family="paragraph">
      <style:text-properties fo:font-size="14pt" style:font-size-asian="14pt" style:font-size-complex="14pt" fo:language="pl" fo:country="PL"/>
    </style:style>
    <style:style style:name="P4" style:parent-style-name="Normal" style:family="paragraph">
      <style:text-properties fo:font-size="14pt" style:font-size-asian="14pt" style:font-size-complex="14pt" fo:language="pl" fo:country="PL"/>
    </style:style>
    <style:style style:name="P5" style:parent-style-name="Normal" style:family="paragraph">
      <style:text-properties fo:font-size="14pt" style:font-size-asian="14pt" style:font-size-complex="14pt" fo:language="pl" fo:country="PL"/>
    </style:style>
    <style:style style:name="P6" style:parent-style-name="Normal" style:family="paragraph">
      <style:text-properties fo:font-size="14pt" style:font-size-asian="14pt" style:font-size-complex="14pt" fo:language="pl" fo:country="PL"/>
    </style:style>
    <style:style style:name="P7" style:parent-style-name="Normal" style:family="paragraph">
      <style:text-properties fo:font-size="14pt" style:font-size-asian="14pt" style:font-size-complex="14pt" fo:language="pl" fo:country="PL"/>
    </style:style>
    <style:style style:name="P8" style:parent-style-name="Normal" style:family="paragraph">
      <style:text-properties fo:font-size="14pt" style:font-size-asian="14pt" style:font-size-complex="14pt" fo:language="pl" fo:country="PL"/>
    </style:style>
    <style:style style:name="P9" style:parent-style-name="Normal" style:family="paragraph">
      <style:text-properties fo:font-size="14pt" style:font-size-asian="14pt" style:font-size-complex="14pt" fo:language="pl" fo:country="PL"/>
    </style:style>
    <style:style style:name="P10" style:parent-style-name="Normal" style:family="paragraph">
      <style:text-properties fo:font-size="14pt" style:font-size-asian="14pt" style:font-size-complex="14pt" fo:language="pl" fo:country="PL"/>
    </style:style>
    <style:style style:name="P11" style:parent-style-name="Normal" style:family="paragraph">
      <style:text-properties fo:font-size="14pt" style:font-size-asian="14pt" style:font-size-complex="14pt" fo:language="pl" fo:country="PL"/>
    </style:style>
    <style:style style:name="P12" style:parent-style-name="Normal" style:family="paragraph">
      <style:text-properties fo:font-size="14pt" style:font-size-asian="14pt" style:font-size-complex="14pt" fo:language="pl" fo:country="PL"/>
    </style:style>
    <style:style style:name="P13" style:parent-style-name="Normal" style:family="paragraph">
      <style:text-properties fo:font-size="14pt" style:font-size-asian="14pt" style:font-size-complex="14pt" fo:language="pl" fo:country="PL"/>
    </style:style>
    <style:style style:name="P14" style:parent-style-name="Normal" style:family="paragraph">
      <style:text-properties fo:font-size="14pt" style:font-size-asian="14pt" style:font-size-complex="14pt" fo:language="pl" fo:country="PL"/>
    </style:style>
    <style:style style:name="P15" style:parent-style-name="Normal" style:family="paragraph">
      <style:text-properties fo:font-size="14pt" style:font-size-asian="14pt" style:font-size-complex="14pt" fo:language="pl" fo:country="PL"/>
    </style:style>
    <style:style style:name="P16" style:parent-style-name="Normal" style:family="paragraph">
      <style:text-properties fo:font-size="14pt" style:font-size-asian="14pt" style:font-size-complex="14pt" fo:language="pl" fo:country="PL"/>
    </style:style>
    <style:style style:name="T17" style:parent-style-name="DefaultParagraphFont" style:family="text">
      <style:text-properties fo:font-size="14pt" style:font-size-asian="14pt" style:font-size-complex="14pt" fo:language="pl" fo:country="PL"/>
    </style:style>
    <style:style style:name="T18" style:parent-style-name="DefaultParagraphFont" style:family="text">
      <style:text-properties fo:font-size="14pt" style:font-size-asian="14pt" style:font-size-complex="14pt" fo:language="pl" fo:country="PL"/>
    </style:style>
  </office:automatic-styles>
  <office:body>
    <office:text text:use-soft-page-breaks="true">
      <text:p text:style-name="P1">1) cel i założenia pracy;</text:p>
      <text:p text:style-name="P2">2) wprowadzenie do dziedziny techniki, której dotyczy praca; związek pracy z badaniami</text:p>
      <text:p text:style-name="P3">rozwojowymi, naukowymi lub dydaktycznymi prowadzonymi w uczelni, konkretnej firmie</text:p>
      <text:p text:style-name="P4">lub ogólnie w światowej nauce i przemyśle;</text:p>
      <text:p text:style-name="P5">3) przegląd i klasyfikacja znanych rozwiązań problemu;</text:p>
      <text:p text:style-name="P6">4) motywy wyboru konkretnego rozwiązania układowego lub programowego;</text:p>
      <text:p text:style-name="P7">5) przebieg projektowania układu; motywy i kryteria wyboru wykorzystanych elementów,</text:p>
      <text:p text:style-name="P8">bloków składowych, ich charakterystyczne cechy kluczowe dla pracy;</text:p>
      <text:p text:style-name="P9">6) przebieg tworzenia programu; motywy i kryteria wyboru algorytmów i technik</text:p>
      <text:p text:style-name="P10">programistycznych, ich charakterystyczne cechy kluczowe dla pracy;</text:p>
      <text:p text:style-name="P11">7) zmiany założeń i koncepcji, które okazały się konieczne w konfrontacji z rzeczywistością;</text:p>
      <text:p text:style-name="P12">oryginalne pomysły dyplomanta, które sprawdziły się bądź nie;</text:p>
      <text:p text:style-name="P13">8) testy i pomiary układu lub testy oprogramowania – procedury i wyniki;</text:p>
      <text:p text:style-name="P14">1</text:p>
      <text:p text:style-name="P15">9) wykorzystanie układu lub oprogramowania do rozwiązania konkretnego problemu</text:p>
      <text:p text:style-name="P16">postawionego przed dyplomantem;</text:p>
      <text:p text:style-name="Normal"><text:span text:style-name="T17">10) działanie programu na konkretnym przykładzie;</text:span><text:span text:style-name="T18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sgarski</meta:initial-creator>
    <dc:creator>msgarski</dc:creator>
    <meta:creation-date>2021-05-22T07:10:00Z</meta:creation-date>
    <dc:date>2021-05-22T15:45:00Z</dc:date>
    <meta:print-date>2021-05-22T07:11:00Z</meta:print-date>
    <meta:template xlink:href="Normal" xlink:type="simple"/>
    <meta:editing-cycles>2</meta:editing-cycles>
    <meta:editing-duration>PT5160S</meta:editing-duration>
    <meta:document-statistic meta:page-count="1" meta:paragraph-count="2" meta:word-count="150" meta:character-count="1051" meta:row-count="7" meta:non-whitespace-character-count="903"/>
  </office:meta>
</office:document-meta>
</file>